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6e30f"/>
    </style:style>
    <style:style style:name="P2" style:family="paragraph" style:parent-style-name="Text_20_body">
      <style:text-properties officeooo:paragraph-rsid="000bd0e1"/>
    </style:style>
    <style:style style:name="P3" style:family="paragraph" style:parent-style-name="Text_20_body">
      <style:text-properties officeooo:paragraph-rsid="000cd978"/>
    </style:style>
    <style:style style:name="P4" style:family="paragraph" style:parent-style-name="Text_20_body">
      <style:text-properties officeooo:paragraph-rsid="00104e68"/>
    </style:style>
    <style:style style:name="P5" style:family="paragraph" style:parent-style-name="Text_20_body">
      <style:text-properties officeooo:paragraph-rsid="0010a8e6"/>
    </style:style>
    <style:style style:name="P6" style:family="paragraph" style:parent-style-name="Text_20_body">
      <style:text-properties officeooo:paragraph-rsid="001387e7"/>
    </style:style>
    <style:style style:name="P7" style:family="paragraph" style:parent-style-name="Text_20_body">
      <style:text-properties officeooo:paragraph-rsid="00157aea"/>
    </style:style>
    <style:style style:name="P8" style:family="paragraph" style:parent-style-name="Text_20_body">
      <style:text-properties officeooo:rsid="0009f911" officeooo:paragraph-rsid="0009f911"/>
    </style:style>
    <style:style style:name="P9" style:family="paragraph" style:parent-style-name="Text_20_body">
      <style:text-properties officeooo:rsid="0018f29c" officeooo:paragraph-rsid="0018f29c"/>
    </style:style>
    <style:style style:name="P10" style:family="paragraph" style:parent-style-name="Text_20_body">
      <style:text-properties officeooo:rsid="002dbb33" officeooo:paragraph-rsid="002dbb33"/>
    </style:style>
    <style:style style:name="P11" style:family="paragraph" style:parent-style-name="Text_20_body">
      <style:text-properties officeooo:paragraph-rsid="00128300"/>
    </style:style>
    <style:style style:name="P12" style:family="paragraph" style:parent-style-name="Text_20_body">
      <style:text-properties officeooo:rsid="00300b41" officeooo:paragraph-rsid="00300b41"/>
    </style:style>
    <style:style style:name="P13" style:family="paragraph" style:parent-style-name="Text_20_body">
      <style:text-properties officeooo:paragraph-rsid="00142ed6"/>
    </style:style>
    <style:style style:name="P14" style:family="paragraph" style:parent-style-name="Text_20_body">
      <style:text-properties officeooo:rsid="0030fc32" officeooo:paragraph-rsid="0030fc32"/>
    </style:style>
    <style:style style:name="P15" style:family="paragraph" style:parent-style-name="Text_20_body">
      <style:text-properties officeooo:paragraph-rsid="0032a1e2"/>
    </style:style>
    <style:style style:name="P16" style:family="paragraph" style:parent-style-name="Text_20_body">
      <style:text-properties officeooo:rsid="0032a1e2" officeooo:paragraph-rsid="0032a1e2"/>
    </style:style>
    <style:style style:name="P17" style:family="paragraph" style:parent-style-name="Text_20_body">
      <style:text-properties officeooo:paragraph-rsid="00340c9d"/>
    </style:style>
    <style:style style:name="P18" style:family="paragraph" style:parent-style-name="Text_20_body">
      <style:text-properties officeooo:paragraph-rsid="0035087f"/>
    </style:style>
    <style:style style:name="P19" style:family="paragraph" style:parent-style-name="Text_20_body">
      <style:text-properties officeooo:paragraph-rsid="00361daa"/>
    </style:style>
    <style:style style:name="P20" style:family="paragraph" style:parent-style-name="Text_20_body">
      <style:text-properties officeooo:paragraph-rsid="0037ff33"/>
    </style:style>
    <style:style style:name="P21" style:family="paragraph" style:parent-style-name="Text_20_body">
      <style:text-properties officeooo:rsid="0037ff33" officeooo:paragraph-rsid="0037ff33"/>
    </style:style>
    <style:style style:name="P22" style:family="paragraph" style:parent-style-name="Text_20_body">
      <style:text-properties officeooo:paragraph-rsid="003c9d2a"/>
    </style:style>
    <style:style style:name="P23" style:family="paragraph" style:parent-style-name="Text_20_body">
      <style:text-properties officeooo:rsid="003c9d2a" officeooo:paragraph-rsid="003c9d2a"/>
    </style:style>
    <style:style style:name="P24" style:family="paragraph" style:parent-style-name="Text_20_body">
      <style:text-properties officeooo:paragraph-rsid="00408f2f"/>
    </style:style>
    <style:style style:name="P25" style:family="paragraph" style:parent-style-name="Text_20_body">
      <style:text-properties officeooo:paragraph-rsid="004258ce"/>
    </style:style>
    <style:style style:name="P26" style:family="paragraph" style:parent-style-name="Text_20_body">
      <style:text-properties officeooo:paragraph-rsid="00433547"/>
    </style:style>
    <style:style style:name="P27" style:family="paragraph" style:parent-style-name="Text_20_body">
      <style:text-properties officeooo:rsid="001e88d1" officeooo:paragraph-rsid="004545e3"/>
    </style:style>
    <style:style style:name="P28" style:family="paragraph" style:parent-style-name="Text_20_body">
      <style:text-properties officeooo:paragraph-rsid="0006e30f"/>
    </style:style>
    <style:style style:name="P29" style:family="paragraph" style:parent-style-name="Text_20_body">
      <style:text-properties officeooo:paragraph-rsid="00441267"/>
    </style:style>
    <style:style style:name="P30" style:family="paragraph" style:parent-style-name="Text_20_body">
      <style:text-properties officeooo:paragraph-rsid="00464300"/>
    </style:style>
    <style:style style:name="T1" style:family="text">
      <style:text-properties officeooo:rsid="0006e30f"/>
    </style:style>
    <style:style style:name="T2" style:family="text">
      <style:text-properties officeooo:rsid="00074280"/>
    </style:style>
    <style:style style:name="T3" style:family="text">
      <style:text-properties officeooo:rsid="0008abb9"/>
    </style:style>
    <style:style style:name="T4" style:family="text">
      <style:text-properties officeooo:rsid="000bd0e1"/>
    </style:style>
    <style:style style:name="T5" style:family="text">
      <style:text-properties officeooo:rsid="000c2f48"/>
    </style:style>
    <style:style style:name="T6" style:family="text">
      <style:text-properties officeooo:rsid="000cd978"/>
    </style:style>
    <style:style style:name="T7" style:family="text">
      <style:text-properties officeooo:rsid="000e59bb"/>
    </style:style>
    <style:style style:name="T8" style:family="text">
      <style:text-properties officeooo:rsid="0010a8e6"/>
    </style:style>
    <style:style style:name="T9" style:family="text">
      <style:text-properties officeooo:rsid="001387e7"/>
    </style:style>
    <style:style style:name="T10" style:family="text">
      <style:text-properties officeooo:rsid="0013c96a"/>
    </style:style>
    <style:style style:name="T11" style:family="text">
      <style:text-properties officeooo:rsid="00142ed6"/>
    </style:style>
    <style:style style:name="T12" style:family="text">
      <style:text-properties officeooo:rsid="00157aea"/>
    </style:style>
    <style:style style:name="T13" style:family="text">
      <style:text-properties officeooo:rsid="00162902"/>
    </style:style>
    <style:style style:name="T14" style:family="text">
      <style:text-properties officeooo:rsid="0017acb0"/>
    </style:style>
    <style:style style:name="T15" style:family="text">
      <style:text-properties officeooo:rsid="0019f591"/>
    </style:style>
    <style:style style:name="T16" style:family="text">
      <style:text-properties officeooo:rsid="001bd73c"/>
    </style:style>
    <style:style style:name="T17" style:family="text">
      <style:text-properties officeooo:rsid="00201656"/>
    </style:style>
    <style:style style:name="T18" style:family="text">
      <style:text-properties officeooo:rsid="0023ac33"/>
    </style:style>
    <style:style style:name="T19" style:family="text">
      <style:text-properties officeooo:rsid="0024affd"/>
    </style:style>
    <style:style style:name="T20" style:family="text">
      <style:text-properties officeooo:rsid="00263b52"/>
    </style:style>
    <style:style style:name="T21" style:family="text">
      <style:text-properties officeooo:rsid="0027a24d"/>
    </style:style>
    <style:style style:name="T22" style:family="text">
      <style:text-properties officeooo:rsid="00287385"/>
    </style:style>
    <style:style style:name="T23" style:family="text">
      <style:text-properties officeooo:rsid="0029bcd1"/>
    </style:style>
    <style:style style:name="T24" style:family="text">
      <style:text-properties officeooo:rsid="002a8995"/>
    </style:style>
    <style:style style:name="T25" style:family="text">
      <style:text-properties officeooo:rsid="002c640a"/>
    </style:style>
    <style:style style:name="T26" style:family="text">
      <style:text-properties officeooo:rsid="002c717c"/>
    </style:style>
    <style:style style:name="T27" style:family="text">
      <style:text-properties officeooo:rsid="002f4a89"/>
    </style:style>
    <style:style style:name="T28" style:family="text">
      <style:text-properties officeooo:rsid="002f4b67"/>
    </style:style>
    <style:style style:name="T29" style:family="text">
      <style:text-properties officeooo:rsid="002f977a"/>
    </style:style>
    <style:style style:name="T30" style:family="text">
      <style:text-properties officeooo:rsid="00340c9d"/>
    </style:style>
    <style:style style:name="T31" style:family="text">
      <style:text-properties officeooo:rsid="0035087f"/>
    </style:style>
    <style:style style:name="T32" style:family="text">
      <style:text-properties officeooo:rsid="00361daa"/>
    </style:style>
    <style:style style:name="T33" style:family="text">
      <style:text-properties officeooo:rsid="0037ff33"/>
    </style:style>
    <style:style style:name="T34" style:family="text">
      <style:text-properties officeooo:rsid="0039052e"/>
    </style:style>
    <style:style style:name="T35" style:family="text">
      <style:text-properties officeooo:rsid="003b3e88"/>
    </style:style>
    <style:style style:name="T36" style:family="text">
      <style:text-properties officeooo:rsid="003c9d2a"/>
    </style:style>
    <style:style style:name="T37" style:family="text">
      <style:text-properties officeooo:rsid="003e4551"/>
    </style:style>
    <style:style style:name="T38" style:family="text">
      <style:text-properties officeooo:rsid="003fee22"/>
    </style:style>
    <style:style style:name="T39" style:family="text">
      <style:text-properties officeooo:rsid="0015bc9c"/>
    </style:style>
    <style:style style:name="T40" style:family="text">
      <style:text-properties officeooo:rsid="00408f2f"/>
    </style:style>
    <style:style style:name="T41" style:family="text">
      <style:text-properties officeooo:rsid="001aa6bc"/>
    </style:style>
    <style:style style:name="T42" style:family="text">
      <style:text-properties officeooo:rsid="004258ce"/>
    </style:style>
    <style:style style:name="T43" style:family="text">
      <style:text-properties officeooo:rsid="00433547"/>
    </style:style>
    <style:style style:name="T44" style:family="text">
      <style:text-properties officeooo:rsid="001864c6"/>
    </style:style>
    <style:style style:name="T45" style:family="text">
      <style:text-properties officeooo:rsid="0020aa9d"/>
    </style:style>
    <style:style style:name="T46" style:family="text">
      <style:text-properties officeooo:rsid="002cd4f5"/>
    </style:style>
    <style:style style:name="T47" style:family="text">
      <style:text-properties officeooo:rsid="002cd624"/>
    </style:style>
    <style:style style:name="T48" style:family="text">
      <style:text-properties officeooo:rsid="0063a028"/>
    </style:style>
    <style:style style:name="T49" style:family="text">
      <style:text-properties officeooo:rsid="00441267"/>
    </style:style>
    <style:style style:name="T50" style:family="text">
      <style:text-properties officeooo:rsid="004545e3"/>
    </style:style>
    <style:style style:name="T51" style:family="text">
      <style:text-properties officeooo:rsid="004643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n buď EPIC</text:p>
      <text:p text:style-name="P1">Martin ’Gaimi’ Darai</text:p>
      <text:p text:style-name="P1">2025-12-10</text:p>
      <text:p text:style-name="P9">Kompetitivní hra o boji s příšeram<text:span text:style-name="T35">i</text:span>.</text:p>
      <text:p text:style-name="Text_20_body">Přišel jsi do tohoto kraje, protože tě lidé potřebují. Každý tvůj krok je epickým bojem se zlem. Místní si i po letech budou šeptat, jak jsi prošel jejich životy. Ale <text:span text:style-name="T15">budeš ty </text:span>ten, komu nakonec postav<text:span text:style-name="T1">í</text:span> i sochu? Kdo z vás je přece jenom nejvíc EPIC?</text:p>
      <text:p text:style-name="P22">**Myšlenka hry**</text:p>
      <text:p text:style-name="P1">Hrdinové se střídají <text:span text:style-name="T1">v</text:span> tazích. Karty artefaktů a legendárních zbraní se jim na ruce <text:span text:style-name="T16">míhají</text:span> jedna za druhou. Posouvají svou figurku po mapě a čistí krajinu od příšer. Tahy jsou rychlé, ale promyšlené. Bojem a plněním úkolů získáv<text:span text:style-name="T1">áš</text:span> body slávy a první<text:span text:style-name="T1"> z vás</text:span>, kdo dosáhne <text:span text:style-name="T16">síně slávy,</text:span> vyhrál.</text:p>
      <text:p text:style-name="P29"><text:span text:style-name="T41">[</text:span><text:span text:style-name="T49">náčrtek</text:span><text:span text:style-name="T39">: </text:span><text:span text:style-name="T49">CO JE VE HŘE</text:span><text:span text:style-name="T41">]</text:span></text:p>
      <text:p text:style-name="P22">**Herní prvky – na ruce**</text:p>
      <text:p text:style-name="P24">Každý hrdina drží na ruce karty<text:span text:style-name="T1"> - </text:span>svůj majetek. Na ruce mohou být karty zbraní, karty artefaktů, karty úkolů a karty povolání. Všechny karty na ruce jsou určené k zahrání a hrdinovi přinesou užitek, až když je použije.<text:span text:style-name="T40"><text:line-break/></text:span><text:span text:style-name="T41">[tabulka</text:span><text:span text:style-name="T39">: </text:span><text:span text:style-name="T41">ZADNÍ STRANY KARET]</text:span></text:p>
      <text:p text:style-name="P22">**Herní prvky – <text:span text:style-name="T1">na stole**</text:span></text:p>
      <text:p text:style-name="P1">Před sebou má každý hrdina hromádku žetonů slávy, karet splněných úkolů a trofejí. Počet žetonů slávy a karet splněných úkolů dává dohromady celkovou hrdinovu slávu, jeho skóre. Trofeje jsou žetonky příšer, které jsi v nedávné době <text:span text:style-name="T1">porazil</text:span>, a jsou určené k plnění některých úkolů.</text:p>
      <text:p text:style-name="P22">**Herní prvky – mapa**</text:p>
      <text:p text:style-name="P1">Mezi hrdiny je vyskládaná mapa a na ní stojí <text:span text:style-name="T1">vaše </text:span>figurky a leží žetony příšer a žetony slávy. Vše, co je na mapě, je veřejné, aby každý viděl, kde kdo stojí a jaké příšery jsou v jeho okolí. Žetony slávy na mapě ještě nikdo nevlastní a jsou tam pro toho, kdo je získá jako první.</text:p>
      <text:p text:style-name="P22">**Herní prvky – nabídka**</text:p>
      <text:p text:style-name="P1">Vedle mapy jsou hromádky nabídky karet. Jsou tu čtyři hromádky zbraní: kopí, palic, mečů a luků. A pak hromádka úkolů a hromádka artefaktů. To jsou všechno lízací hromádky, zamíchané a dané lícem dolů, poznají se podle rozdílné zadní strany karty. Kromě toho je tu nabídka úkolů, což jsou lícem nahoru otočené <text:span text:style-name="T1">tři </text:span>karty <text:span text:style-name="T1">současných </text:span>úkolů. A nakonec je tu odhazovací hromádka použitých karet.</text:p>
      <text:p text:style-name="P22">**Herní prvky – zbylé žetony**</text:p>
      <text:p text:style-name="P1">Nepoužité žetony příšer jsou vedle desky v losovacím váčku a čekají, až přijde jejich chvíle. Zbylé žetony slávy jsou vedle hrací desky na hromádce a čekají, pokud náhodou nebudou potřeba.</text:p>
      <text:p text:style-name="P22">**Od zbraně k příšeře**</text:p>
      <text:p text:style-name="P25">Ve hře EPIC jde každá příšera <text:span text:style-name="T1">porazit</text:span> konkrétní zbraní. Stejně jako <text:span text:style-name="T1">na </text:span>každé zvíře <text:span text:style-name="T1">je </text:span>kopí, tak <text:span text:style-name="T1">na </text:span>každého nemrtvého <text:span text:style-name="T1">je </text:span>palic<text:span text:style-name="T1">e</text:span>. Nemusíš si to pamatovat, je to na očích pro každého na lízacích <text:soft-page-break/>hromádkách karet zbraní. A i na každé líznuté zbrani je vidět, na kterou příšeru bude fungovat. Navíc už se vyskytuje jen pátý symbol, pro bomby, které působí na všechny příšery bez rozdílu.<text:span text:style-name="T42"><text:line-break/>[tabulka: ZBRAŇ - Z_SYMBOL - P_SYMBOL - PŘÍŠERA]</text:span></text:p>
      <text:p text:style-name="P27">I když lízneš zbraň z balíčku luků, nemusí to být luk. Občas to je bomba a občas ztracená jiná zbraň. Každá zbraň na sobě také může mít kouzlo, ale nemusí.<text:span text:style-name="T50"><text:line-break/></text:span><text:span text:style-name="T41">[</text:span><text:span text:style-name="T50">obrázek</text:span><text:span text:style-name="T39">: </text:span><text:span text:style-name="T50">JAK VYPADÁ KARTA</text:span><text:span text:style-name="T41">]</text:span></text:p>
      <text:p text:style-name="P22">**Příprava hry**</text:p>
      <text:p text:style-name="P26">Vyber začínajícího hrdinu. Bude mít oproti ostatním malou výhodu. Hraje se po směru hodinových ručiček, hrdina napravo od začínajícího je <text:span text:style-name="T2">tedy </text:span>poslední a bude velitelem mapy. Na začátku hry <text:span text:style-name="T17">tento </text:span><text:span text:style-name="T3">velitel </text:span>doprostřed stolu postaví map<text:span text:style-name="T3">u</text:span>. Vyber jeden z tvarů mapy z této nabídky.<text:span text:style-name="T43"><text:line-break/>[tabulka: TVARY MAPY + vysvětlivky]<text:line-break/>[tabulka</text:span><text:span text:style-name="T39">: ZÁKLADNÍ A SPECIÁLNÍ DÍLKY MAPY</text:span><text:span text:style-name="T43">]</text:span></text:p>
      <text:p text:style-name="P26">Vezm<text:span text:style-name="T3">i</text:span> 5 speciálních dílků (hrad, skály a starty) a dej si je stranou a zbytek dílků zamíchej a postav z nich <text:span text:style-name="T17">vybraný tvar</text:span>. U speciálních dílků je jedno, jak jsou otočené, a u všech ostatních platí, že mají být otočené náhodně. Podívej se, jak jsou umístěné na mapě hory, jestli náhodou není nějaké políčko úplně odříznuté od světa. Pokud ano, tak otoč minimum dílků tak, aby se to napravilo.</text:p>
      <text:p text:style-name="P8">X: O celé mapě rozhoduje velitel mapy</text:p>
      <text:p text:style-name="P26">Pak vezm<text:span text:style-name="T4">i</text:span> váček s příšerami a náhodně umíst<text:span text:style-name="T4">i</text:span> na každé políčko jednu příšeru. Výjimkou je hrad, kde mají být příšery dvě. A políčka, co příšeru mít nemají žádnou, což jsou start, vesnice a teleport. Pak na každou příšeru dej žetonek slávy.<text:span text:style-name="T43"><text:line-break/>[tabulka</text:span><text:span text:style-name="T39">: </text:span><text:span text:style-name="T44">SYMBOLY NA DÍLKÁCH MAPY</text:span><text:span text:style-name="T43">]</text:span></text:p>
      <text:p text:style-name="Text_20_body">Zbylé příšery vrať do váčku a zbylé žetony slávy dej na hromádku vedle mapy. Pak připrav všech šest lízacích hromádek karet: kopí, palice, meče, luky, artefakty i úkoly.</text:p>
      <text:p text:style-name="Text_20_body">Pak každému hrdinovi rozdej jeho kartu vysněného povolání a od začínajícího hrdiny si každý hrdina vybere, na kterém ze startů chce začínat. Vybírej podle toho, kde se lépe chodí, je méně skal, bohatší nabídka příšer a menší tlačenice ostatních hrdinů.</text:p>
      <text:p text:style-name="P2">Pozor, pak následuje výběr počátečních zbraní. Ale špatný výběr zbran<text:span text:style-name="T18">ě</text:span> <text:span text:style-name="T18">ti </text:span>může přivodit předčasný odpočinek (v pokoji) a zpomalit<text:span text:style-name="T4"> tě</text:span>. Doporučuj<text:span text:style-name="T18">u</text:span> nejdřív pochopit, jak se zbraně používají, viz "Tah hrdiny" a pak teprve pokračovat v přípravě hry.</text:p>
      <text:p text:style-name="P2">H: Cesta za slávou může být trnitá, ale proč si to ještě ztěžovat tím, že si vezmeš na kostlivce luk?</text:p>
      <text:p text:style-name="P30">Každý hrdina, počínaje začínajícím, dostane do ruky jednu kartu soukromého úkolu a jednu kartu artefaktu a lízne si dvě počáteční zbraně. Na políčku start si můžeš líznout z kterých hromádek chceš, je to jen na tobě.<text:span text:style-name="T51"><text:line-break/></text:span><text:span text:style-name="T41">[</text:span><text:span text:style-name="T51">obrázek</text:span><text:span text:style-name="T39">: </text:span><text:span text:style-name="T51">UKÁZKOVÁ POČÁTEČNÍ RUKA</text:span><text:span text:style-name="T41">]</text:span></text:p>
      <text:p text:style-name="Text_20_body">Nakonec otoč a vylož tři karty úkolů, co budou od začátku v nabídce, a hra může začít.</text:p>
      <text:p text:style-name="P22">**Tah <text:span text:style-name="T36">jednoho </text:span>hrdiny**</text:p>
      <text:p text:style-name="P26">Jednoduše řečeno, na začátku svého tahu se podív<text:span text:style-name="T19">ej</text:span> na zbraně na své ruce a na příšery ve svém těsném okolí. Najdeš příšeru, na kterou máš na ruce zbraň. Ideálně si vyber nějakou, co má na sobě ještě žeton slávy. Třeba držíš kladivo a na sousedním políčku vidíš žlutou příšeru, nemrtvého. Kartu <text:soft-page-break/>zbraně odhoď, posuň se na políčko s vybranou příšerou. Příšeru tím poraž, vezm<text:span text:style-name="T20">i</text:span> si její žeton slávy a přid<text:span text:style-name="T20">ej</text:span> si ho před sebe na svou hromádku. Žeton poražené příšery si přid<text:span text:style-name="T20">ej</text:span> mezi své trofeje. Pak se podív<text:span text:style-name="T20">ej</text:span> na symboly zbraní, které jsou nakreslené na tvém novém políčku mapy, vyber si, která z nabízených zbraní se ti hodí víc, třeba luk, a tak si z hromádky luků lízn<text:span text:style-name="T20">i</text:span> novou zbraň na příští kolo. Pak se podív<text:span text:style-name="T20">ej</text:span> na své úkoly<text:span text:style-name="T4"> a</text:span> co můžeš splnit splň. Doplň úkoly, co jsou na výběr pro dalšího hrdinu, a tím tvůj tah končí... Vyhrál jsi? <text:span text:style-name="T4">Skoro ale ještě n</text:span>e? Tak hraje další hrdina. Pokud to ale vezmeme dopodrobna, může to být komplikovanější, takže teď krok za krokem.<text:span text:style-name="T43"><text:line-break/></text:span><text:span text:style-name="T45">[diagram</text:span><text:span text:style-name="T39">: </text:span><text:span text:style-name="T45">FÁZE TAHU JEDNOHO HRÁČE]</text:span></text:p>
      <text:p text:style-name="P22">**Fáze pohybu**</text:p>
      <text:p text:style-name="P3">Podrobně viz "Pohyb po mapě"<text:span text:style-name="T5">. </text:span>První fáze tahu je pohyb, <text:span text:style-name="T21">přesuň figurku</text:span> podle pravidel pohybu. Pokud se pohybuješ, pak musíš zahodit zbraň nezávisle na tom, jestli ji použiješ na příšer<text:span text:style-name="T5">u</text:span> nebo jen na sekání trávy. <text:span text:style-name="T21">Také n</text:span>emůžeš přijít na políčko, nebo přes něj projít, aniž bys na něm <text:span text:style-name="T22">porazil </text:span>příšeru<text:span text:style-name="T5">, pokud tam nějaká je</text:span>.</text:p>
      <text:p text:style-name="P3">H: Naběhl jsi tam a mlátil tím kladivem kolem sebe, až se rozbilo. Nikdo tam nebyl, tak tomu říkejme trénink, ano?</text:p>
      <text:p text:style-name="P22">**Fáze odpočinku**</text:p>
      <text:p text:style-name="P3">Podrobně viz "Odpočívej (v pokoji)"<text:span text:style-name="T6">.</text:span> Pokud se nemůžeš nebo nechceš pohnout, odpočíváš (v pokoji). Povinně <text:span text:style-name="T7">zahoď</text:span> z ruky všechny své zbraně a zůst<text:span text:style-name="T7">aň</text:span>, kde jsi, a nebo se přes<text:span text:style-name="T7">uň</text:span> na libovolné políčko start. Pokud odpočíváš, odpočívají i příšery, takže se <text:span text:style-name="T7">teď</text:span> doplňí žetony příšer na mapu.<text:span text:style-name="T7"> </text:span></text:p>
      <text:p text:style-name="P22">**Fáze nákupu ve vesnici**</text:p>
      <text:p text:style-name="P4">Podrobně viz "Ve vesnici"<text:span text:style-name="T6">.</text:span> Ať už se pohybuješ nebo odpočíváš, pokud jsi přišel do vesnice, prošel přes vesnici nebo odpočíváš ve vesnici, tak tam teď můžeš nakoupit karty.<text:span text:style-name="T23"> Nakupují se tam artefakty a úkoly.</text:span></text:p>
      <text:p text:style-name="P4">H: Jsou i tací, co při odchodu z vesnice zjistí, že se jim tam odtud vlastně zas tak moc nechce.</text:p>
      <text:p text:style-name="P22">**Fáze dolízání karet zbraní**</text:p>
      <text:p text:style-name="P4"><text:span text:style-name="T24">Teď </text:span>si dolíz<text:span text:style-name="T25">ni</text:span> nové zbraně. Vždy tak, abys měl na ruce pro příští kolo zbraně dvě. První zbraň ber z hromádky zbraní podle pravidla políčka mapy. Zbraně, co jsou na výběr, jsou na políčku přímo nakreslené. Pokud ti chybí i druhá zbraň, tak si ji lízni z libovolné hromádky zbraní bez omezení.</text:p>
      <text:p text:style-name="Text_20_body">Pokud jsi na políčku start, hrad nebo vesnice, tak tam žádné omezení na zbraně není. Případné kouzlo krádeže <text:span text:style-name="T25">ti</text:span> umožňuje tu jednu zbraň, na kterou se vztahuje omezení pole, místo z lízací hromádky vzít z ruky libovolného hrdiny, viz "Používání kouzel".</text:p>
      <text:p text:style-name="P5"><text:span text:style-name="T25">Teď </text:span>také zahoď nadbytečné trofeje. <text:span text:style-name="T8">N</text:span>a konci každého tahu ti <text:span text:style-name="T8">můžou zůstat </text:span>jen tři trofeje, ale můžeš si vybrat které. Trofeje se získávají poražením příšery, viz "Fáze pohybu" a jsou potřeba k plnění úkolů, viz "O úkolech".</text:p>
      <text:p text:style-name="P5">H: Nikdo sebou netahá všechno a nikoho nezajímá, co jsi zapíchnul před půl rokem.</text:p>
      <text:p text:style-name="P22">**Fáze plnění úkolů**</text:p>
      <text:p text:style-name="P5">Podrobně viz "O úkolech"<text:span text:style-name="T8">.</text:span> Teď, když máš tah za sebou, je na čase podívat se na nabízené úkoly a vyhodnotit, zda jsi něco splnil. Pak nabídku úkolů do<text:span text:style-name="T8">plň z lízacího balíčku</text:span>, aby následující hrdina měl <text:span text:style-name="T8">zas</text:span> tři v nabídce<text:span text:style-name="T26">.</text:span> <text:span text:style-name="T26">T</text:span>ím tvůj tah <text:span text:style-name="T26">končí</text:span>.</text:p>
      <text:p text:style-name="P10"><text:soft-page-break/>X: Můžeš opravdu splnit jen ty co si měl v nabídce ty. Že je ten nový co si otočil dalšímu <text:span text:style-name="T27">hrdinovi </text:span>super? Smůla. Tvůj už není.</text:p>
      <text:p text:style-name="P22">**Vítězství<text:span text:style-name="T36">?</text:span>**</text:p>
      <text:p text:style-name="P26">Jakmile dosáhneš maximální slávy, ihned vyhrává<text:span text:style-name="T8">š</text:span>. Žádné dohrávání kola nebo podobné nesmysly. Kdo první, ten první. A kolik je maximální sláva? To záleží na <text:span text:style-name="T8">tom kolik vás hraje</text:span>.<text:span text:style-name="T43"><text:line-break/>[tabulka POČET HRÁČŮ - BODY NA VÍTĚZSTVÍ]</text:span></text:p>
      <text:p text:style-name="P5">H: Je to jednoduché, čím víc vás po okolí pobíhá, tím míň slávy jednomu z vás stačí, aby vás už místní měli doopravdy dost.</text:p>
      <text:p text:style-name="P5">Pokud chceš víc férovou variantu hry, tohle není strategická hra na celý večer, měla by se hrát víckrát, třeba na dvě vítězné hry. První hru začíná ten, koho určíte. Každou další pak ten, kdo hraje hned za tím, co předchozí hru vyhrál.<text:span text:style-name="T28"> První kdo vyhraje dvě hry vyhrál celý turnaj.</text:span></text:p>
      <text:p text:style-name="P5">Další možnost je hrát na trestné body, každý hrdina dostane tolik trestných bodů, kolik mu po hře chybělo bodů slávy k vítězství. A celý turnaj vyhraje ten, kdo má nakonec v součtu trestných bodů nejmíň.</text:p>
      <text:p text:style-name="P22">**Pohyb po mapě**</text:p>
      <text:p text:style-name="P26">Při pohybu po mapě bereš svou figurku a posouváš ji na jiné políčko mapy. V základu s ní jdeš o jedno políčko vodorovně nebo svisle. V cestě ti nesmí stát hřeben hor, to je vždy nepřekonatelná překážka, pokud tedy nepoužiješ kouzlo letu<text:span text:style-name="T8">, </text:span>viz <text:span text:style-name="T8">"</text:span>Používání kouzel<text:span text:style-name="T8">"</text:span>. Pokud <text:span text:style-name="T8">je </text:span>na políčku příšera, můžeš na něj vstoupit pouze pokud máš vhodnou zbraň, abys ji porazil, jinak ne. Může se ale stát, že tam žádná příšera ne<text:span text:style-name="T8">ní</text:span>. Buď proto, že je to políčko přirozeně bez příšery, tedy vesnice nebo start, a nebo proto, že už tam nedávno nějaký hrdina prošel a <text:span text:style-name="T29">z </text:span>příšer<text:span text:style-name="T29">y je trofej</text:span>. Pak na to políčko také můžeš a musíš zahodit zbraň. Ale je jedno jakou.<text:span text:style-name="T43"><text:line-break/></text:span><text:span text:style-name="T46">[tabulka: SKÁLA, HŘEBEN HOR, TELEPORT]</text:span></text:p>
      <text:p text:style-name="P26">Políčko teleport je výjimečné. Na něj se nedá vstoupit a zůstat tam. Nikdy na něm není žádná příšera, ale když na něj vstoupíš, ihned okamžitě vystoupíš na kterékoli políčko sousedící s kterýmkoliv teleportem na mapě. Ovšem musíš pořád mít a odevzdat zbraň, jako by ta dvě políčka byla normálně hned vedle sebe.<text:span text:style-name="T29"> A ano i tady musíš dávat pozor na hřebeny hor.</text:span><text:span text:style-name="T43"><text:line-break/></text:span><text:span text:style-name="T46">[</text:span><text:span text:style-name="T47">obrázek</text:span><text:span text:style-name="T46">: </text:span><text:span text:style-name="T47">KROK TELEPORTEM</text:span><text:span text:style-name="T46">]</text:span></text:p>
      <text:p text:style-name="P11">H: Tak jsem vlezl do teleportu, rozmáchl jsem se při tom tou novou super-palicí, jen abych vylezl zase na tom samém místě. No co, kdyby se někdo ptal, tak tomu budu říkat epický trénink a támhle z té hrobky si vezmu zase novou skvělou palici.</text:p>
      <text:p text:style-name="P12">H: Skoro to vypadá jako by naším největším nepřítelem byly hory. S plnou polní? Vlastně se není čemu divit.</text:p>
      <text:p text:style-name="P6">Políčko skála je také výjimečné. Přes něj se prostě chodit nedá. Nijak.</text:p>
      <text:p text:style-name="P6">H: Tady žije drak. Ten velký.</text:p>
      <text:p text:style-name="P13">A pak je tu hrad.<text:span text:style-name="T9"> </text:span>Prastará zřícenina, na které straší hned dvě příšery zároveň. <text:span text:style-name="T10">Zlikviduj </text:span>je, <text:span text:style-name="T10">a čeká tě </text:span>hned dvojnásobn<text:span text:style-name="T10">á</text:span> dáv<text:span text:style-name="T10">ka</text:span> slávy. <text:span text:style-name="T11">Ale</text:span>, potřebuješ porazit obě příšery naráz. Nejde porazit jen jednu, musí se porazit společně.</text:p>
      <text:p text:style-name="P14"><text:soft-page-break/>X: Pravidlově to znamená že na hrad můžeš pouze pokud máš zbraně na poražení obou příšer co tam jsou. Je dovolené použít na každou ze zbraní kouzlo. Ale není to povinné. Na tomhle políčku jsou příšery u sebe, takže s nima budeš bojovat s oběma i kdybys kouzla žádná nepoužil.</text:p>
      <text:p text:style-name="P13">H: Místní už si o takovém hrdinovi začínají šeptat v hospodě.</text:p>
      <text:p text:style-name="P22">**Používání kouzel**</text:p>
      <text:p text:style-name="P7">Kouzla <text:span text:style-name="T12">můžeš najít </text:span>ve dvou podobách. Buď přímo vázaná na zbraň, pak jsou nakreslená přímo na kartě zbraně a působí <text:span text:style-name="T12">jen </text:span>na tuto zbraň. A nebo kouzla volná, vázaná na kouzelný artefakt, pak jsou nakreslená na kartě artefaktu. Taková pak působí na tu zbraň, se kterou se ten artefakt použije. Kouzla se používají při pohybu po mapě, když použiješ zbraň, tak s ní můžeš, a nemusíš, použít <text:span text:style-name="T12">i </text:span>kouzlo. Žádné kouzlo není povinné a žádnou zbraň nejde použít s víc jak jedním kouzlem a žádné kouzlo na konkrétní zbrani nejde přenést na jinou zbraň. Kouzla překonávají různá omezení při pohybu po mapě. Pokud používáš se zbraní kouzlo z artefaktu, jednoduše <text:span text:style-name="T13">zahodíš na odhazovací hromádku </text:span>i zbraň i artefakt.</text:p>
      <text:p text:style-name="Text_20_body">Kouzlo tvrdosti říká: "Zbraň použij, ale nezahoď". Jednoduše si zbraň nech. Pokud bylo kouzlo napsané na zbrani, polož zbraň před sebe na stůl, aby bylo jasné, že jsi z ní kouzlo už vyčerpal. Při příštím použití ji už budeš muset zahodit. Pokud to kouzlo bylo z artefaktu, jednoduše zahoď artefakt, ale zbraň si nech.</text:p>
      <text:p text:style-name="Text_20_body">Kouzlo záměny říká: "Prohoď se s jiným hrdinou." Tedy před tím, než touhle zbraní zaútočíš, prohoď se na mapě s někým jiným a zaútoč, jako bys stál na jeho původním poli mapy.</text:p>
      <text:p text:style-name="Text_20_body">Kouzlo vábení říká: "Přilákej příšeru z jiného pole", nějakou co tahle zbraň umí porazit. T<text:span text:style-name="T14">edy v</text:span>ezm<text:span text:style-name="T14">i</text:span> příšeru z políčka kam útočíš a vyměň ji s libovolnou jinou příšerou na mapě. A zaútoč na tu novou příšeru, která teď najednou stojí vedle tebe.</text:p>
      <text:p text:style-name="P15">Kouzlo vzteku říká: "Zaútoč hned i druhou zbraní". Vezmeš tedy tuhle zbraň, posuneš se po mapě a zlikviduješ s ní příšeru. A pak vezmeš svou druhou zbraň a s ní uděláš další krok po mapě a zlikviduješ druhou příšeru. Musíš tuhle druhou zbraň samozřejmě mít.</text:p>
      <text:p text:style-name="P15">H: Je k ničemu být zuřivý, když nemáš čím se teď ohánět.</text:p>
      <text:p text:style-name="P15">H: Viděl jsem jednou chlápka jak dokonce zlikvidoval démona a pak vtrhl na hrad a vymlátil to i tam, takže tři nula.</text:p>
      <text:p text:style-name="P15">Kouzlo krádeže říká: "Zbraň si vem z ruky hrdiny". Tohle kouzlo mění, jak budeš na konci kola doplňovat chybějící zbraň. Tu jednu, na kterou se vztahuje omezení pole, můžeš místo z lízací hromádky vzít z ruky hrdiny. Libovolný druh zbraně, od libovolného hrdiny.</text:p>
      <text:p text:style-name="P15">H: Ano, tím myslím na jakoukoliv vzdálenost a opravdu jakoukoliv zbraň.</text:p>
      <text:p text:style-name="Text_20_body">Kouzlo letu říká: "Přejdi přes hory". Tohle kouzlo mění, jak můžeš chodit po mapě. Pro tento jeden útok zbraní můžeš ignorovat případný hřeben hor v cestě.</text:p>
      <text:p text:style-name="P16">X: Ale jen pro ten útok. Pro případné plnění úkolů tam už ten hřeben zase je.</text:p>
      <text:p text:style-name="P22">**Odpočívej (v pokoji)**</text:p>
      <text:p text:style-name="P17">Pokud nechceš nebo se nemůžeš ve svém tahu pohnout, tak odpočíváš.</text:p>
      <text:p text:style-name="P17">H: Například když ti ukradli všechny zbraně.</text:p>
      <text:p text:style-name="P17"><text:soft-page-break/>Povinně zah<text:span text:style-name="T30">oď</text:span> z ruky všechny své zbraně. Odpočívat můžeš na políčku, kde jsi, anebo se vrátit (ať je to jakkoliv daleko) na kterékoli pole start a odpočinout si tam.</text:p>
      <text:p text:style-name="P17">H: Když odpočívá hrdina, odpočívají i příšery.</text:p>
      <text:p text:style-name="P18">Teď na všechna pole mapy (ne na hrad a ne na žádné pole, kam příšera nepatří) doplň z váčku příšer nové náhodně vylosované žetony. Losování dělá za odměnu odpočívající hrdina, ale může to delegovat, pokud je mu ochotný někdo pomoct. Ale už na nové příšery ne<text:span text:style-name="T31">dávej</text:span> body slávy.</text:p>
      <text:p text:style-name="P18">H: O nových příšerách ještě místní nevědí, takže za ně žádná sláva nebude.</text:p>
      <text:p text:style-name="P22">**Ve vesnici**</text:p>
      <text:p text:style-name="P18">Vesnice je speciální políčko mapy. Nikdy na něm není ani příšera, ani žeton slávy. Jde na něm skončit svůj tah a jde přes něj i jen projít, když máš dvě zbraně a kouzlo zuřivosti.</text:p>
      <text:p text:style-name="P18">H: Za poflakování po hospodách sláva není, <text:span text:style-name="T31">jsi hrdina a ne </text:span>bard.</text:p>
      <text:p text:style-name="P18">H: Ještě se kouknu, co prodávají tady, a pak zajdu támhle.</text:p>
      <text:p text:style-name="P18">H: A hele, vývěska "hledá se hrdina". Tenhle letáček si vezmu, děkuji.</text:p>
      <text:p text:style-name="P18">Před lízáním karet nových zbraní, pokud jsi skončil nebo prošel přes vesnici, nebo ve vesnici odpočíváš, máš možnost tam nakoupit. Můžeš udělat následující věci, klidně všechny tři. Lízni si novou kartu artefaktu. Jednu kartu z vyložené nabídky úkolů zahoď na odhazovací balíček. Jednu kartu z vyložené nabídky úkolů, nebo novou náhodnou si vezmi na ruku jako <text:span text:style-name="T31">svůj </text:span>nový soukromý úkol.</text:p>
      <text:p text:style-name="P22">**O úkolech**</text:p>
      <text:p text:style-name="P18">V momentě, kdy jsi skoro skončil svůj tah, a už sis i nabral zbraně na příští kolo, je načase se podívat, jestli jsi náhodou nesplnil i nějaké úkoly a nezasloužíš si ještě víc slávy. Můžeš splnit najednou kolik úkolů chceš. Ale na výběr máš jen z těch ve veřejné nabídce, tvých soukromých úkolů na ruce a tvého vysněného povolání. Každý splněný úkol má stejnou hodnotu jako žeton slávy. Když vyložíš své splněné úkoly, doplň z lízací hromádky nabídku veřejných úkolů pro dalšího hrdinu, aby v ní měl zase tři.</text:p>
      <text:p text:style-name="Text_20_body">Pokud jsi splnil svůj první soukromý úkol, tedy nějaký z ruky, ne z veřejné nabídky, dostaneš za to dvojnásobek slávy, přidej si tedy navíc jeden bod slávy ze zásoby.</text:p>
      <text:p text:style-name="P19">Vysněné povolání<text:span text:style-name="T32">.</text:span> Takovou kartu máš na ruce od začátku jednu a jinou mít do konce hry nebudeš. Pro splnění tohohle speciálního úkolu musíš mít na ruce po dolízání zbraní právě ty dvě vysněné zbraně nakreslené na úkolu.</text:p>
      <text:p text:style-name="P19">H: <text:span text:style-name="T32">Kladivo, to je panečku zbraň. Škoda že v okolí to je samý čaroděj a kladiva mi tu jsou k ničemu.</text:span></text:p>
      <text:p text:style-name="Text_20_body">Úkoly s trofejemi<text:span text:style-name="T33">. </text:span>Tyhle úkoly mají na sobě pouze symboly příšer v různých kombinacích. Pro splnění takového úkolu musíš mít u sebe ty vyobrazené trofeje. Buď dvě stejné, nebo tři různé. Trofeje pro splnění úkolu stačí mít, nemusíš je odevzdat.</text:p>
      <text:p text:style-name="P26">Úkoly poziční<text:span text:style-name="T33">. </text:span>Tyhle úkoly mají na sobě kromě symbolu příšery i symbol hrdiny, popřípadě vesnice či horského hřebenu. Abys ho splnil, musíš stát na mapě a ve vodorovném či svislém směru tak, jak je na úkolu napsané.<text:span text:style-name="T43"><text:line-break/></text:span><text:span text:style-name="T48">[tabulka: SPECIÁLNÍ SYMBOLY NA KARTÁCH ÚKOLŮ]</text:span></text:p>
      <text:p text:style-name="P20"><text:soft-page-break/>Pro úkol "stůj mezi" potřebuješ stát mezi vyobrazenými příšerami.</text:p>
      <text:p text:style-name="P20">Pro úkol "stůj v řadě" potřebuješ, aby v řadě od tebe stály vyobrazené příšery.</text:p>
      <text:p text:style-name="P20">Pro úkol "chraň vesnici" potřebuješ mít po jedné straně vesnici a po druhé vyobrazenou příšeru. Nebo stát ve vesnici, která má vedle sebe vyobrazenou příšeru.</text:p>
      <text:p text:style-name="P20">Pro úkol "zažeň ke skále" je potřeba, abys stál vedle příšery a těsně za ní byla skála nebo horský hřeben.</text:p>
      <text:p text:style-name="P23">**Slovo závěrem**</text:p>
      <text:p text:style-name="P21"><text:span text:style-name="T36">Naše hra se snaží překlenout ten most mezi hráči co rádi plánují a hráči co jen vezmou kladivo a potřebují s ním někoho praštit. Ať si užijí hru všichni a vyhraje ten co je nejvíc EPIC. V této hře jde hodně plánovat a bez pochyby to má na v</text:span><text:span text:style-name="T37">ý</text:span><text:span text:style-name="T36">sledek vliv. Při míře náhody a chaosu která stoupá s každým dalším hráčem ale brzo zjistíte, že šanci vyhrát máte stejně všichni. </text:span>Tak <text:span text:style-name="T38">ti </text:span>hrdino<text:span text:style-name="T36"> přej</text:span><text:span text:style-name="T38">u</text:span>, ať <text:span text:style-name="T34">jsi </text:span>nejvíc EPIC <text:span text:style-name="T36">právě </text:span><text:span text:style-name="T34">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1T18:41:55.963577461</meta:creation-date>
    <dc:date>2025-12-12T11:57:57.232301456</dc:date>
    <meta:editing-duration>PT1H53M30S</meta:editing-duration>
    <meta:editing-cycles>56</meta:editing-cycles>
    <meta:generator>LibreOffice/7.3.7.2$Linux_X86_64 LibreOffice_project/30$Build-2</meta:generator>
    <meta:document-statistic meta:table-count="0" meta:image-count="0" meta:object-count="0" meta:page-count="7" meta:paragraph-count="103" meta:word-count="3018" meta:character-count="17536" meta:non-whitespace-character-count="14615"/>
  </office:meta>
</office:document-meta>
</file>